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style:font-name="Arial1"/>
    </style:style>
    <style:style style:name="P3" style:family="paragraph" style:parent-style-name="Standard">
      <style:text-properties style:font-name="Courier New"/>
    </style:style>
    <style:style style:name="P4" style:family="paragraph" style:parent-style-name="Standard">
      <style:text-properties style:use-window-font-color="true" style:font-name="Courier New" fo:font-weight="normal" style:font-weight-asian="normal" style:font-weight-complex="normal"/>
    </style:style>
    <style:style style:name="P5" style:family="paragraph" style:parent-style-name="Standard">
      <style:paragraph-properties fo:margin-left="0.4925in" fo:margin-right="0in" fo:text-indent="0in" style:auto-text-indent="false"/>
      <style:text-properties style:font-name="Arial1"/>
    </style:style>
    <style:style style:name="P6" style:family="paragraph" style:parent-style-name="Standard">
      <style:paragraph-properties fo:margin-left="0.4925in" fo:margin-right="0in" fo:text-align="center" style:justify-single-word="false" fo:text-indent="0in" style:auto-text-indent="false"/>
      <style:text-properties style:font-name="Arial1"/>
    </style:style>
    <style:style style:name="P7" style:family="paragraph" style:parent-style-name="Text_20_body">
      <style:paragraph-properties fo:line-height="150%" fo:text-align="start" style:justify-single-word="false"/>
      <style:text-properties style:font-name="Times New Roman1" fo:font-size="12pt"/>
    </style:style>
    <style:style style:name="P8" style:family="paragraph" style:parent-style-name="Text_20_body">
      <style:paragraph-properties fo:text-align="center" style:justify-single-word="false"/>
      <style:text-properties style:font-name="Arial1"/>
    </style:style>
    <style:style style:name="P9"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0" style:family="paragraph" style:parent-style-name="Text_20_body">
      <style:paragraph-properties fo:line-height="150%" fo:text-align="start" style:justify-single-word="false"/>
    </style:style>
    <style:style style:name="P11" style:family="paragraph" style:parent-style-name="Text_20_body">
      <style:paragraph-properties fo:margin-left="0in" fo:margin-right="0in" fo:text-align="start" style:justify-single-word="false" fo:text-indent="0in" style:auto-text-indent="false"/>
      <style:text-properties style:font-name="Arial1" fo:font-weight="bold" style:font-weight-asian="bold" style:font-weight-complex="bold"/>
    </style:style>
    <style:style style:name="P12" style:family="paragraph" style:parent-style-name="Title">
      <style:text-properties fo:font-size="18pt" style:font-size-asian="18pt" style:font-size-complex="18pt"/>
    </style:style>
    <style:style style:name="P13" style:family="paragraph" style:parent-style-name="Title">
      <style:text-properties style:font-name="Arial1" fo:font-size="24pt" style:font-size-asian="24pt" style:font-size-complex="24pt"/>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Contents_20_2">
      <style:paragraph-properties>
        <style:tab-stops>
          <style:tab-stop style:position="6.7283in" style:type="right" style:leader-style="dotted" style:leader-text="."/>
        </style:tab-stops>
      </style:paragraph-properties>
    </style:style>
    <style:style style:name="P17" style:family="paragraph" style:parent-style-name="Standard" style:list-style-name="L1">
      <style:paragraph-properties fo:text-align="center" style:justify-single-word="false"/>
      <style:text-properties style:font-name="Courier New" fo:font-size="18pt" style:font-size-asian="18pt" style:font-size-complex="18pt"/>
    </style:style>
    <style:style style:name="P18" style:family="paragraph" style:parent-style-name="Standard">
      <style:text-properties style:use-window-font-color="true" style:font-name="Courier New" fo:font-weight="normal" style:font-weight-asian="normal" style:font-weight-complex="normal"/>
    </style:style>
    <style:style style:name="P19" style:family="paragraph" style:parent-style-name="Standard">
      <style:text-properties style:use-window-font-color="true" style:font-name="Times New Roman" fo:font-size="14pt" fo:font-weight="normal" style:font-size-asian="14pt" style:font-weight-asian="normal" style:font-size-complex="14pt" style:font-weight-complex="normal"/>
    </style:style>
    <style:style style:name="P20" style:family="paragraph" style:parent-style-name="Heading_20_1">
      <style:paragraph-properties fo:line-height="150%" fo:text-align="start" style:justify-single-word="false"/>
      <style:text-properties style:font-name="Times New Roman1" fo:font-size="18pt" style:font-size-asian="18pt" style:font-size-complex="18pt"/>
    </style:style>
    <style:style style:name="P21" style:family="paragraph" style:parent-style-name="Heading_20_1">
      <style:text-properties fo:font-size="18pt" style:font-size-asian="18pt" style:font-size-complex="18pt"/>
    </style:style>
    <style:style style:name="P22" style:family="paragraph" style:parent-style-name="Heading_20_1" style:list-style-name="">
      <style:text-properties fo:font-size="18pt" style:font-size-asian="18pt" style:font-size-complex="18pt"/>
    </style:style>
    <style:style style:name="P23" style:family="paragraph" style:parent-style-name="Heading_20_1">
      <style:text-properties style:use-window-font-color="true" style:font-name="Courier New" fo:font-size="18pt" fo:font-weight="bold" style:font-size-asian="18pt" style:font-weight-asian="bold" style:font-size-complex="18pt" style:font-weight-complex="bold"/>
    </style:style>
    <style:style style:name="P24" style:family="paragraph" style:parent-style-name="Heading_20_1">
      <style:paragraph-properties fo:break-before="page"/>
      <style:text-properties fo:font-size="18pt" style:font-size-asian="18pt" style:font-size-complex="18pt"/>
    </style:style>
    <style:style style:name="P25" style:family="paragraph" style:parent-style-name="Heading_20_1">
      <style:paragraph-properties fo:break-before="page"/>
      <style:text-properties style:font-name="Times New Roman" fo:font-size="18pt" style:font-size-asian="18pt" style:font-size-complex="18pt"/>
    </style:style>
    <style:style style:name="P26" style:family="paragraph" style:parent-style-name="Heading_20_2">
      <style:text-properties style:font-name="Times New Roman"/>
    </style:style>
    <style:style style:name="P27" style:family="paragraph" style:parent-style-name="Heading_20_2">
      <style:text-properties style:font-name="Times New Roman" fo:font-size="14pt" style:font-size-asian="14pt" style:font-size-complex="14pt"/>
    </style:style>
    <style:style style:name="P28" style:family="paragraph" style:parent-style-name="Heading_20_2" style:list-style-name=""/>
    <style:style style:name="P29" style:family="paragraph" style:parent-style-name="Heading_20_2">
      <style:paragraph-properties fo:break-before="page"/>
    </style:style>
    <style:style style:name="T1" style:family="text">
      <style:text-properties style:font-name="Times New Roman1" fo:font-size="12pt"/>
    </style:style>
    <style:style style:name="T2" style:family="text">
      <style:text-properties style:use-window-font-color="true" fo:font-weight="normal" style:font-weight-asian="normal" style:font-weight-complex="normal"/>
    </style:style>
    <style:style style:name="T3" style:family="text">
      <style:text-properties style:font-name="Arial1" fo:font-size="32pt" style:font-size-asian="32pt" style:font-size-complex="32pt"/>
    </style:style>
    <style:style style:name="T4" style:family="text">
      <style:text-properties fo:font-size="18pt" style:font-size-asian="18pt" style:font-size-complex="18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DataFax Reporting output for Sample Report</text:span><text:span text:style-name="T4"><text:line-break/><text:line-break/>By</text:span></text:p>
      <text:p text:style-name="P12"/>
      <text:p text:style-name="P13"><text:s/>Zekai Otles </text:p>
      <text:p text:style-name="P9">Created on \Sexpr{date()} </text:p>
      <text:p text:style-name="P9"/>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5">Table of Contents</text:p>
          </text:index-title>
          <text:p text:style-name="P14"><text:s/>1 Introduction<text:tab/>3</text:p>
          <text:p text:style-name="P14"><text:s/>2 Work Flow<text:tab/>4</text:p>
          <text:p text:style-name="P16"><text:s/>2.1 <text:s/>DfRcrfPerWk<text:tab/>4</text:p>
          <text:p text:style-name="P14"><text:s/>3 Quality Control<text:tab/>4</text:p>
          <text:p text:style-name="P16"><text:s/>3.1 DfRqcsPerPlate<text:tab/>4</text:p>
          <text:p text:style-name="P16"><text:s/>3.2 DfRqcsPerSub<text:tab/>4</text:p>
          <text:p text:style-name="P14"><text:s/>4 Center Tracking<text:tab/>5</text:p>
          <text:p text:style-name="P16"><text:s/>4.1 DfRCtCrfs<text:tab/>5</text:p>
          <text:p text:style-name="P16"><text:s/>4.2 DfRCtQcs<text:tab/>5</text:p>
          <text:p text:style-name="P16"><text:s/>4.3 DfRCtVisits<text:tab/>5</text:p>
          <text:p text:style-name="P14"><text:s/>5 Subject Tracking<text:tab/>5</text:p>
          <text:p text:style-name="P14"><text:s/>6 Simple Statistical Outputs<text:tab/>5</text:p>
          <text:p text:style-name="P14"><text:s/>7 Simple Table Outputs<text:tab/>6</text:p>
        </text:index-body>
      </text:table-of-content>
      <text:p text:style-name="P9"/>
      <text:h text:style-name="P24" text:outline-level="1">Introduction</text:h>
      <text:p text:style-name="P10"><text:span text:style-name="T1"><text:tab/>This report produced by DataFax R-based Reporting Tools (DfRTools) and open office. The DfRTools package is a collaborative project between FSTRF-Madison and Factory CRO to develop modules using the R-Project statistical software environment for creating data management reports revealing patterns, trends or discrepancies, and providing study metrics in a comprehensible fashion. The DfRTools utilizes some other third party package developed by R-user groups, please review the documents for the requirements for the DfRTools.The DfRTools for public use under G</text:span>NU General Public License (<text:span text:style-name="T1">GPL).</text:span></text:p>
      <text:p text:style-name="P7"><text:tab/>This report includes the outputs of the test study 220 which is designed and populated with the data by Factory CRO. <text:s/>The dfRcrfPerWk function is an example of the work flow. <text:s/>This function extends the basic functionally of DF_WFcrfsperwk, it demonstrates the graphs with different options to give better idea the snap shot of the data collection. It shows the number of incoming Case Report Forms (CRFs) with respect to time. It also display those CRFs arriving in terms of calendar months, to present data in month containers (or bins).</text:p>
      <text:p text:style-name="P7"><text:tab/>The DfRqcsPerPlate and DfRqcsPerSub functions are extensions of DataFax quality control reports.</text:p>
      <text:p text:style-name="P7"/>
      <text:p text:style-name="P7"><text:tab/>The DfRctCrfs, DfRctQcs, and DfRctVisits are extensions of DataFax center tracking functionality.</text:p>
      <text:p text:style-name="P7"/>
      <text:p text:style-name="P7"><text:tab/>DfRvisitSchedule extends <text:s/>the of functionalities of patient tracking in DataFax report.</text:p>
      <text:p text:style-name="P7"/>
      <text:p text:style-name="P7"><text:tab/></text:p>
      <text:p text:style-name="P7"><text:tab/>The DfRstats are extensions of DataFax DF_stats functionality which displays simple variable statistical properties.</text:p>
      <text:h text:style-name="P20" text:outline-level="1"><text:soft-page-break/>Work Flow</text:h>
      <text:h text:style-name="Heading_20_2" text:outline-level="2"><text:s/>DfRcrfPerWk</text:h>
      <text:p text:style-name="P11"/>
      <text:p text:style-name="P11"/>
      <text:p text:style-name="P2">To Display Number of Incoming Crfs with respect to date and also in terms of months to evaluate to work load during the course of a year. </text:p>
      <text:p text:style-name="P6"/>
      <text:p text:style-name="P8"/>
      <text:p text:style-name="P5"/>
      <text:p text:style-name="P3">&lt;&lt;dfRcrfPerWk,echo=FALSE,results=xml,fig=TRUE&gt;&gt;=</text:p>
      <text:p text:style-name="P3"># I usually load the libraries first so that any output produced by </text:p>
      <text:p text:style-name="P4"/>
      <text:p text:style-name="P4">out&lt;-dfRcrfPerWk(crfPerWkDat)</text:p>
      <text:p text:style-name="P4">print(out)</text:p>
      <text:p text:style-name="P4">odfFigureCaption(“Incoming CRFs”,label=”Figure”)</text:p>
      <text:p text:style-name="P4">@</text:p>
      <text:h text:style-name="P21" text:outline-level="1">Quality Control</text:h>
      <text:h text:style-name="Heading_20_2" text:outline-level="2">DfRqcsPerPlate</text:h>
      <text:p text:style-name="P3">&lt;&lt;dfRqcsPerPlate,echo=FALSE,results=xml,fig=TRUE&gt;&gt;=</text:p>
      <text:p text:style-name="P3"># I usually load the libraries first so that any output produced by <text:span text:style-name="T2"><text:s/></text:span></text:p>
      <text:p text:style-name="P4"/>
      <text:p text:style-name="P4">out&lt;-dfRqcsPerPlate(qcsPerPlatDat,titleOfPlot="Normalized Qcs Per Plate",shadedOrNot=T)</text:p>
      <text:p text:style-name="P4">print(out)</text:p>
      <text:p text:style-name="P4">odfFigureCaption(“QCs per plate Information”,label=”Figure”)</text:p>
      <text:p text:style-name="P4">@</text:p>
      <text:p text:style-name="P3"/>
      <text:h text:style-name="P26" text:outline-level="2">DfRqcsPerSub</text:h>
      <text:p text:style-name="P3"/>
      <text:p text:style-name="P3">&lt;&lt;dfRqcsPerSub,echo=FALSE,results=xml,fig=TRUE&gt;&gt;=</text:p>
      <text:p text:style-name="P3"># I usually load the libraries first so that any output produced by </text:p>
      <text:p text:style-name="P4"/>
      <text:p text:style-name="P4">out&lt;-dfRqcsPerSub(qcsPerSubDat)</text:p>
      <text:p text:style-name="P4">print(out)</text:p>
      <text:p text:style-name="P4">odfFigureCaption(“Information for Qcs per Subject”,label=”Figure”)</text:p>
      <text:p text:style-name="P4">@</text:p>
      <text:list xml:id="list1522586870" text:style-name="L1">
        <text:list-header>
          <text:p text:style-name="P17"/>
        </text:list-header>
      </text:list>
      <text:h text:style-name="P25" text:outline-level="1">Center Tracking</text:h>
      <text:h text:style-name="P27" text:outline-level="2">DfRCtCrfs</text:h>
      <text:p text:style-name="P3"/>
      <text:p text:style-name="P3">&lt;&lt;dfRctCrfs,echo=FALSE,results=xml,fig=TRUE&gt;&gt;=</text:p>
      <text:p text:style-name="P3"># I usually load the libraries first so that any output produced by </text:p>
      <text:p text:style-name="P4"/>
      <text:p text:style-name="P4">out&lt;-dfRctCrfs(ctCrfsDat,latexOrNot=FALSE,tmpDir='/tmp/')</text:p>
      <text:p text:style-name="P4">print(out)</text:p>
      <text:p text:style-name="P4">odfFigureCaption(“Incoming CRFs for sites”,label=”Figure”)</text:p>
      <text:p text:style-name="P4">@</text:p>
      <text:p text:style-name="P4">&lt;&lt;pageBreak1,echo=FALSE,results=xml&gt;&gt;=</text:p>
      <text:p text:style-name="P4">@</text:p>
      <text:p text:style-name="P4">&lt;&lt;newTableStyle1,echo=FALSE,results=hide&gt;&gt;=</text:p>
      <text:p text:style-name="P4">currentStyles&lt;-getStyles()</text:p>
      <text:p text:style-name="P4">saveCurrentStyles&lt;-currentStyles</text:p>
      <text:p text:style-name="P4">currentStyles$table&lt;-”RTable4”</text:p>
      <text:p text:style-name="P4">setStyles(currentStyles)</text:p>
      <text:p text:style-name="P4">tableName&lt;-getStyles()[[“table”]]</text:p>
      <text:p text:style-name="P4">tableStyleDefs&lt;-getStyleDefs()[tableName]</text:p>
      <text:p text:style-name="P4">tableCTobj&lt;-new(“tableObj”,marginLeft=0.5,marginRight=0.5,marginTop=0.5,marginBottom=0.5,width=5.0,align=”center”)</text:p>
      <text:p text:style-name="P4">newStyleDefs&lt;-setValsTableEnv(tableCTobj,tableName)</text:p>
      <text:p text:style-name="P4">setStyleDefs(newStyleDefs)</text:p>
      <text:p text:style-name="P4">@</text:p>
      <text:p text:style-name="P4">&lt;&lt;dfCtCrfsTbl,echo=FALSE,results=xml&gt;&gt;=</text:p>
      <text:p text:style-name="P4">ctCrfsColTypes&lt;-c(rep(“columnType1”,9))</text:p>
      <text:p text:style-name="P4">odfTable(out$matrixOut,colStyles=ctCrfsColTypes)</text:p>
      <text:p text:style-name="P4">odfTableCaption(“Center Tracking”)</text:p>
      <text:p text:style-name="P4">@</text:p>
      <text:h text:style-name="P27" text:outline-level="2">DfRCtQcs</text:h>
      <text:p text:style-name="P3"/>
      <text:p text:style-name="P3">&lt;&lt;dfRctQcs,echo=FALSE,results=xml,fig=TRUE&gt;&gt;=</text:p>
      <text:p text:style-name="P3"># I usually load the libraries first so that any output produced by </text:p>
      <text:p text:style-name="P4"/>
      <text:p text:style-name="P4">out&lt;-dfRctQcs(ctQcsDat,latexOrNot=FALSE,percentageOrNot=FALSE,tmp="/tmp/")</text:p>
      <text:p text:style-name="P4">print(out)</text:p>
      <text:p text:style-name="P4">odfFigureCaption(“Center Qcs”,label=”Figure”)</text:p>
      <text:p text:style-name="P4">@</text:p>
      <text:p text:style-name="P4"><text:bookmark-start text:name="__DdeLink__1754_1830479238"/>&lt;&lt;pageBrk2,echo=FALSE,results=xml&gt;&gt;=</text:p>
      <text:p text:style-name="P4">odfPageBreak()</text:p>
      <text:p text:style-name="P4">@<text:bookmark-end text:name="__DdeLink__1754_1830479238"/></text:p>
      <text:p text:style-name="P4"/>
      <text:p text:style-name="P4"/>
      <text:p text:style-name="P4"><text:soft-page-break/></text:p>
      <text:p text:style-name="P4"/>
      <text:p text:style-name="P4">&lt;&lt;CtQcsTbl,echo=FALSE,results=xml&gt;&gt;=</text:p>
      <text:p text:style-name="P4">odfTable(out$matrixOut1)</text:p>
      <text:p text:style-name="P4">odfTableCaption(“Center Qcs”)</text:p>
      <text:p text:style-name="P4">@</text:p>
      <text:p text:style-name="P4"/>
      <text:p text:style-name="P4"/>
      <text:p text:style-name="P4">&lt;&lt;pageBrk3,echo=FALSE,results=xml&gt;&gt;=</text:p>
      <text:p text:style-name="P4">odfPageBreak()</text:p>
      <text:p text:style-name="P4">@</text:p>
      <text:p text:style-name="P4"/>
      <text:p text:style-name="P4">&lt;&lt;ctQcsTbl2,echo=FALSE,results=xml&gt;&gt;=<text:bookmark-start text:name="__DdeLink__3043_1830479238"/><text:bookmark-end text:name="__DdeLink__3043_1830479238"/></text:p>
      <text:p text:style-name="P4">ctQcsColTypes&lt;-c(rep(“columnType1”,11))</text:p>
      <text:p text:style-name="P4">odfTable(out$matrixOut2,colStyles=ctQcsColTypes)</text:p>
      <text:p text:style-name="P4">@</text:p>
      <text:p text:style-name="P19"/>
      <text:h text:style-name="P28" text:outline-level="2"/>
      <text:h text:style-name="P29" text:outline-level="2">DfRCtVisits</text:h>
      <text:p text:style-name="P3"/>
      <text:p text:style-name="P3">&lt;&lt;dfRctVisits,echo=FALSE,results=xml,fig=TRUE&gt;&gt;=</text:p>
      <text:p text:style-name="P3"># I usually load the libraries first so that any output produced by </text:p>
      <text:p text:style-name="P4"/>
      <text:p text:style-name="P4">out&lt;-dfRctVisits(ctVisitsDat)</text:p>
      <text:p text:style-name="P4">print(out)</text:p>
      <text:p text:style-name="P4">odfFigureCaption(“Center Visits”,label=”Figure”)</text:p>
      <text:p text:style-name="P4">@</text:p>
      <text:h text:style-name="P22" text:outline-level="1"/>
      <text:h text:style-name="P24" text:outline-level="1">Subject Tracking</text:h>
      <text:h text:style-name="P21" text:outline-level="1">Simple Statistical Outputs</text:h>
      <text:p text:style-name="P3">&lt;&lt;dfRstats,echo=FALSE,results=xml,fig=TRUE&gt;&gt;=</text:p>
      <text:p text:style-name="P3"># I usually load the libraries first so that any output produced by </text:p>
      <text:p text:style-name="P4"/>
      <text:p text:style-name="P4">out&lt;-dfRstats(plateDat)</text:p>
      <text:p text:style-name="P4">print(out)</text:p>
      <text:p text:style-name="P4">odfFigureCaption(“Some Statistical Outputs”, label=”Figure”)</text:p>
      <text:p text:style-name="P4">@</text:p>
      <text:h text:style-name="P23" text:outline-level="1">Simple Table Outputs</text:h>
      <text:p text:style-name="P3"><text:bookmark-start text:name="DDE_LINK"/>&lt;&lt;odfTableEx1,echo=FALSE,results=xml&gt;&gt;=</text:p>
      <text:p text:style-name="P3"># I usually load the libraries first so that any output produced by </text:p>
      <text:p text:style-name="P4"/>
      <text:p text:style-name="P4"><text:bookmark-start text:name="DDE_LINK1"/>cgroup&lt;-c("row","C") </text:p>
      <text:p text:style-name="P4">n.cgroup&lt;-c(1,3)</text:p>
      <text:p text:style-name="P4"/>
      <text:p text:style-name="P4">odfTable(mdat,cgroup=cgroup,n.cgroup=n.cgroup)<text:bookmark-end text:name="DDE_LINK1"/></text:p>
      <text:p text:style-name="P4">@<text:bookmark-end text:name="DDE_LINK"/></text:p>
      <text:p text:style-name="P4"/>
      <text:p text:style-name="P3">&lt;&lt;odfTableEx2,echo=FALSE,results=xml&gt;&gt;=</text:p>
      <text:p text:style-name="P3"/>
      <text:p text:style-name="P4"><text:bookmark-start text:name="DDE_LINK3"/>carCgroup&lt;-levels(factor(carRentInfo$carGroup))</text:p>
      <text:p text:style-name="P4">carCgroup&lt;-c("",carCgroup)</text:p>
      <text:p text:style-name="P4">carNcgroup&lt;-c(1,1,2,2,2,2)</text:p>
      <text:p text:style-name="P4">carRgroup&lt;-levels(factor(carRentInfo$Months))</text:p>
      <text:p text:style-name="P4">carRngroup&lt;-c(5,5)</text:p>
      <text:p text:style-name="P4"/>
      <text:p text:style-name="P4">odfTable(carRentInfo$tableCells,cgroup=carCgroup,n.cgroup=carNcgroup,rgroup=carRgroup,n.rgroup=carRngroup)<text:bookmark-end text:name="DDE_LINK3"/></text:p>
      <text:p text:style-name="P4"/>
      <text:p text:style-name="P4"/>
      <text:p text:style-name="P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ekai Otles</meta:initial-creator>
    <meta:creation-date>2008-12-15T14:08:51.18</meta:creation-date>
    <dc:date>2011-02-11T15:38:59</dc:date>
    <meta:editing-duration>PT09H15M07S</meta:editing-duration>
    <meta:editing-cycles>55</meta:editing-cycles>
    <meta:generator>OpenOffice.org/3.2$Unix OpenOffice.org_project/320m12$Build-9483</meta:generator>
    <dc:creator>otles </dc:creator>
    <meta:document-statistic meta:table-count="0" meta:image-count="0" meta:object-count="0" meta:page-count="8" meta:paragraph-count="127" meta:word-count="550" meta:character-count="5301"/>
  </office:meta>
</office:document-meta>
</file>